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455cm" fo:break-before="auto" style:use-optimal-row-height="true"/>
    </style:style>
    <style:style style:name="ro2" style:family="table-row">
      <style:table-row-properties style:row-height="3.514cm" fo:break-before="auto" style:use-optimal-row-height="false"/>
    </style:style>
    <style:style style:name="ro3" style:family="table-row">
      <style:table-row-properties style:row-height="2.85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Лаям - Главный герой:</text:p>
            <text:p/>
            <text:p>Возраст: 47 лет</text:p>
            <text:p>Описание: Мужчина с лысой головой и густой бородой, глава гарнизона замка. Обнаруживает, что на замок идет армия, и должен выстроить оборону.</text:p>
          </table:table-cell>
        </table:table-row>
        <table:table-row table:style-name="ro2">
          <table:table-cell office:value-type="string" calcext:value-type="string">
            <text:p>Советник Ариана:</text:p>
            <text:p/>
            <text:p>Роль: Советник Лаяма.</text:p>
            <text:p>Описание: Мудрая и опытная женщина, советует Лаяму в стратегических решениях. Ее советы могут оказаться важными для успеха обороны.</text:p>
          </table:table-cell>
        </table:table-row>
        <table:table-row table:style-name="ro1">
          <table:table-cell office:value-type="string" calcext:value-type="string">
            <text:p>Таинственный странник:</text:p>
            <text:p/>
            <text:p>Роль: Мистический персонаж.</text:p>
            <text:p>Описание: Приходит в замок с предсказаниями и магическими способностями. Его советы и предсказания влияют на различные аспекты игры.</text:p>
          </table:table-cell>
        </table:table-row>
        <table:table-row table:style-name="ro3">
          <table:table-cell office:value-type="string" calcext:value-type="string">
            <text:p>Глава группы наёмников - Гаррет:</text:p>
            <text:p/>
            <text:p>Роль: Лидер наемной группы.</text:p>
            <text:p>Описание: Гаррет - харизматичный лидер группы наемников. Предлагает свои услуги для усиления армии Лаяма. Влияет на армию, но может повлечь за собой дополнительные затраты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 style:data-style-name="N2" text:time-value="19:48:33.2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11-25T19:55:39.971000000</dc:date>
    <meta:editing-duration>PT7M6S</meta:editing-duration>
    <meta:editing-cycles>1</meta:editing-cycles>
    <meta:document-statistic meta:table-count="1" meta:cell-count="4" meta:object-count="0"/>
  </office:meta>
</office:document-meta>
</file>